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paragraph-properties fo:margin-left="0in" fo:margin-right="0in" fo:text-indent="0in" style:auto-text-indent="false"/>
    </style:style>
    <style:style style:name="P22" style:family="paragraph" style:parent-style-name="Heading_20_2">
      <style:paragraph-properties fo:margin-top="0.1665in" fo:margin-bottom="0.0835in" fo:keep-with-next="always"/>
    </style:style>
    <style:style style:name="P23"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1</text:p>
      <text:p text:style-name="Subtitle">20<text:span text:style-name="T4">th</text:span> Octo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3">Running an Application with the Byteman agent<text:tab/>4</text:p>
          <text:p text:style-name="P13">Event Condition Action Rules<text:tab/>4</text:p>
          <text:p text:style-name="P13">Rule Bindings and Parameterization<text:tab/>5</text:p>
          <text:p text:style-name="P13">Built-in Conditions and Actions<text:tab/>6</text:p>
          <text:p text:style-name="P13">Extending or Replacing the Byteman Language Built-ins<text:tab/>6</text:p>
          <text:p text:style-name="P13">Agent Transformation<text:tab/>7</text:p>
          <text:p text:style-name="P13">Agent Retransformation<text:tab/>8</text:p>
          <text:p text:style-name="P13">ECA Rule Engine<text:tab/>8</text:p>
          <text:p text:style-name="P11">The Byteman Rule Language<text:tab/>10</text:p>
          <text:p text:style-name="P13">Rule Events<text:tab/>10</text:p>
          <text:p text:style-name="P13">Location Specifiers<text:tab/>11</text:p>
          <text:p text:style-name="P13">Rule Bindings<text:tab/>13</text:p>
          <text:p text:style-name="P13">Rule Expressions<text:tab/>14</text:p>
          <text:p text:style-name="P13">Rule Conditions<text:tab/>15</text:p>
          <text:p text:style-name="P13">Rule Actions<text:tab/>15</text:p>
          <text:p text:style-name="P13">Built-In Calls<text:tab/>16</text:p>
          <text:p text:style-name="P13">User-Defined Rule Helpers<text:tab/>17</text:p>
          <text:p text:style-name="P11">Byteman Rule Language Standard Built-Ins<text:tab/>19</text:p>
          <text:p text:style-name="P13">Thread Coordination Operations<text:tab/>19</text:p>
          <text:p text:style-name="P12">Waiters<text:tab/>19</text:p>
          <text:p text:style-name="P12">Rendezvous<text:tab/>20</text:p>
          <text:p text:style-name="P12">Joiners<text:tab/>21</text:p>
          <text:p text:style-name="P12">Aborting Execution<text:tab/>21</text:p>
          <text:p text:style-name="P13">Rule State Management Operations<text:tab/>22</text:p>
          <text:p text:style-name="P12">CountDowns<text:tab/>22</text:p>
          <text:p text:style-name="P12">Flags<text:tab/>23</text:p>
          <text:p text:style-name="P12">Counters<text:tab/>23</text:p>
          <text:p text:style-name="P12">Recursive Triggering<text:tab/>24</text:p>
          <text:p text:style-name="P13">Trace and Debug Operations<text:tab/>25</text:p>
          <text:p text:style-name="P12">Debugging<text:tab/>25</text:p>
          <text:p text:style-name="P12">Tracing<text:tab/>25</text:p>
          <text:p text:style-name="P11">Using Byteman<text:tab/>27</text:p>
          <text:p text:style-name="P13">Downloading a binary release<text:tab/>27</text:p>
          <text:p text:style-name="P13">Obtaining the sources<text:tab/>27</text:p>
          <text:p text:style-name="P13">Building Byteman from the sources<text:tab/>27</text:p>
          <text:p text:style-name="P13">Running Applications with Byteman<text:tab/>27</text:p>
          <text:p text:style-name="P13">Available -javaagent Options<text:tab/>28</text:p>
          <text:p text:style-name="P13">Running Byteman Using Script bmjava.sh<text:tab/>29</text:p>
          <text:p text:style-name="P13">Submitting Rules Dynamically Using Script submit.sh<text:tab/>29</text:p>
          <text:p text:style-name="P13">Checking Rules Offline Using Script bytemancheck.sh<text:tab/>30</text:p>
          <text:p text:style-name="P13">Environment Settings<text:tab/>30</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657165481"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831521349"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280229521" text:continue-list="list657165481" text:style-name="Outline">
        <text:list-item>
          <text:list>
            <text:list-header>
              <text:h text:style-name="P22"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91614469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522536544"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16550918" text:continue-list="list91614469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95645175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62058259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6322868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159464206"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text:soft-page-break/>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354966509" text:continue-list="list863228689" text:style-name="Outline">
        <text:list-item>
          <text:list>
            <text:list-header>
              <text:h text:style-name="P22"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603526746" text:continue-numbering="true" text:style-name="Outline">
        <text:list-item>
          <text:list>
            <text:list-header>
              <text:h text:style-name="P22"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ext:soft-page-break/>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738202159"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398091074"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107010408"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text:soft-page-break/>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6405602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text:soft-page-break/>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28453745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557755192"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029610092"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1527992359"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337170902" text:continue-list="list128453745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99703824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65236748"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9010312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466274427"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45939922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13955592" text:continue-numbering="true" text:style-name="Outline">
        <text:list-item>
          <text:list>
            <text:list-item>
              <text:list>
                <text:list-header>
                  <text:h text:style-name="P23"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58280116" text:continue-numbering="true" text:style-name="Outline">
        <text:list-item>
          <text:list>
            <text:list-item>
              <text:list>
                <text:list-header>
                  <text:h text:style-name="P23"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58670023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0435400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953384303" text:continue-numbering="true" text:style-name="Outline">
        <text:list-item>
          <text:list>
            <text:list-item>
              <text:list>
                <text:list-header>
                  <text:h text:style-name="P23"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128010054" text:continue-numbering="true" text:style-name="Outline">
        <text:list-item>
          <text:list>
            <text:list-item>
              <text:list>
                <text:list-header>
                  <text:h text:style-name="P23"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334312234" text:continue-numbering="true" text:style-name="Outline">
        <text:list-item>
          <text:list>
            <text:list-item>
              <text:list>
                <text:list-header>
                  <text:h text:style-name="P23"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280204440"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15688357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567436391"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860081753"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609614719"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66476893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740813121" text:continue-numbering="true" text:style-name="Outline">
        <text:list-item>
          <text:list>
            <text:list-header>
              <text:h text:style-name="P22"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8">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8">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8">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8">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890752310" text:continue-numbering="true" text:style-name="Outline">
        <text:list-item>
          <text:list>
            <text:list-header>
              <text:h text:style-name="P22" text:outline-level="2" text:is-list-header="true"><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438323715" text:continue-numbering="true" text:style-name="Outline">
        <text:list-item>
          <text:list>
            <text:list-header>
              <text:h text:style-name="P22"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text:span></text:span><text:soft-page-break/><text:span text:style-name="Code_20_Text"><text:span text:style-name="T5">which it is run.</text:span></text:span></text:p>
      <text:p text:style-name="Text_20_body">The command line syntax for the submit script is:</text:p>
      <text:p text:style-name="Code"><text:span text:style-name="Code_20_Text">submit [-p port] [-h host] [-l|-u] [script1 . . . scriptN]<text:line-break/>submit </text:span><text:span text:style-name="Code_20_Text">[-p port] [-h host] </text:span><text:span text:style-name="Code_20_Text">[-b|-s] jarfile1 . . .</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565147047"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178498745" text:continue-list="list438323715"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571084024" text:continue-numbering="true" text:style-name="Outline">
        <text:list-item>
          <text:list>
            <text:list-header>
              <text:h text:style-name="P22"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3"><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8">org.jboss.byteman.quodlibet</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text:span text:style-name="Cod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0-27T15:32:23</dc:date>
    <meta:printed-by>Andrew Dinn</meta:printed-by>
    <meta:print-date>2008-09-26T17:21:42</meta:print-date>
    <meta:editing-cycles>108</meta:editing-cycles>
    <meta:editing-duration>PT40H56M45S</meta:editing-duration>
    <meta:document-statistic meta:table-count="0" meta:image-count="0" meta:object-count="0" meta:page-count="32" meta:paragraph-count="381" meta:word-count="12717" meta:character-count="79359"/>
    <meta:user-defined meta:name="Info 1"/>
    <meta:user-defined meta:name="Info 2"/>
    <meta:user-defined meta:name="Info 3"/>
    <meta:user-defined meta:name="Info 4"/>
  </office:meta>
</office:document-meta>
</file>